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opacity="0%"/>
    </style:style>
    <style:style style:name="dp2" style:family="drawing-page"/>
    <style:style style:name="gr1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2.467cm" fo:min-width="10.15cm" draw:shadow-opacity="0%"/>
      <style:paragraph-properties style:writing-mode="lr-tb"/>
    </style:style>
    <style:style style:name="gr2" style:family="graphic" style:parent-style-name="standard">
      <style:graphic-properties draw:stroke="dash" draw:stroke-dash="Long_20_Dot" svg:stroke-color="#000000" svg:stroke-opacity="100%" draw:fill="solid" draw:fill-color="#e16173" draw:fill-hatch-solid="false" draw:opacity="0%" draw:textarea-horizontal-align="justify" draw:textarea-vertical-align="middle" draw:auto-grow-height="false" fo:min-height="5.409cm" fo:min-width="7.198cm" draw:shadow-offset-x="0.203cm" draw:shadow-offset-y="0.203cm" draw:shadow-opacity="0%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002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008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009cm"/>
      <style:paragraph-properties style:writing-mode="lr-tb"/>
    </style:style>
    <style:style style:name="gr6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48cm" fo:min-width="1.011cm"/>
      <style:paragraph-properties style:writing-mode="lr-tb"/>
    </style:style>
    <style:style style:name="gr7" style:family="graphic" style:parent-style-name="objectwithoutfill">
      <style:graphic-properties svg:stroke-color="#000000" draw:marker-end="Arrow_20_short" draw:marker-end-width="0.3cm" svg:stroke-linecap="butt" draw:fill="solid" draw:textarea-vertical-align="middle"/>
    </style:style>
    <style:style style:name="gr8" style:family="graphic" style:parent-style-name="objectwithoutfill">
      <style:graphic-properties svg:stroke-color="#000000" draw:marker-end="Arrow_20_short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02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7" draw:marker-end-width="0.3cm" draw:fill="solid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01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5" draw:marker-end-width="0.3cm" draw:fill="solid" draw:fill-color="#000000" draw:textarea-vertical-align="middle"/>
    </style:style>
    <style:style style:name="gr14" style:family="graphic" style:parent-style-name="objectwithoutfill">
      <style:graphic-properties svg:stroke-color="#000000" draw:marker-end="Arrowheads_20_15" draw:marker-end-width="0.3cm" draw:fill="solid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7cm" fo:min-width="0.7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8" style:family="graphic" style:parent-style-name="standard">
      <style:graphic-properties svg:stroke-color="#000000" draw:marker-end="Arrowheads_20_18" draw:textarea-vertical-align="middle"/>
    </style:style>
    <style:style style:name="gr19" style:family="graphic" style:parent-style-name="standard">
      <style:graphic-properties draw:stroke="dash" draw:stroke-dash="Long_20_Dot" svg:stroke-color="#000000" svg:stroke-opacity="100%" draw:fill-color="#ffde59" draw:opacity="0%" draw:textarea-horizontal-align="justify" draw:textarea-vertical-align="middle" draw:auto-grow-height="false" fo:min-height="3.235cm" fo:min-width="10.135cm" draw:shadow-opacity="0%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8" draw:fill="solid" draw:fill-color="#000000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3cm" fo:min-width="1.01cm"/>
      <style:paragraph-properties style:writing-mode="lr-tb"/>
    </style:style>
    <style:style style:name="gr22" style:family="graphic" style:parent-style-name="standard">
      <style:graphic-properties svg:stroke-color="#000000" draw:marker-end="Arrowheads_20_18" draw:fill-color="#000000" draw:textarea-vertical-align="middle"/>
    </style:style>
    <style:style style:name="gr23" style:family="graphic" style:parent-style-name="standard">
      <style:graphic-properties svg:stroke-color="#000000" draw:marker-start="Arrowheads_20_18" draw:marker-end="" draw:textarea-vertical-align="middle"/>
    </style:style>
    <style:style style:name="gr24" style:family="graphic" style:parent-style-name="standard">
      <style:graphic-properties svg:stroke-color="#000000" draw:marker-end="Arrowheads_20_18"/>
    </style:style>
    <style:style style:name="gr25" style:family="graphic" style:parent-style-name="objectwithoutfill">
      <style:graphic-properties svg:stroke-color="#000000" draw:marker-end="Arrowheads_20_18" draw:fill="solid" draw:textarea-vertical-align="middl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3cm" fo:min-width="1.096cm"/>
      <style:paragraph-properties style:writing-mode="lr-tb"/>
    </style:style>
    <style:style style:name="gr2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93cm" fo:min-width="1.097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815cm" fo:min-width="0.875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5cm" fo:min-width="1.486cm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5cm" fo:min-width="1.497cm"/>
      <style:paragraph-properties style:writing-mode="lr-tb"/>
    </style:style>
    <style:style style:name="gr3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804cm" fo:min-width="1.498cm"/>
      <style:paragraph-properties style:writing-mode="lr-tb"/>
    </style:style>
    <style:style style:name="gr32" style:family="graphic" style:parent-style-name="objectwithoutfill">
      <style:graphic-properties draw:stroke="dash" draw:stroke-dash="Long_20_Dash" svg:stroke-width="0.02cm" svg:stroke-color="#000000" draw:marker-start-width="0.233cm" draw:marker-end-width="0.233cm" svg:stroke-linecap="butt" draw:fill="solid" draw:textarea-vertical-align="middle" fo:padding-top="0.136cm" fo:padding-bottom="0.136cm" fo:padding-left="0.261cm" fo:padding-right="0.261cm"/>
    </style:style>
    <style:style style:name="gr33" style:family="graphic" style:parent-style-name="standard">
      <style:graphic-properties draw:stroke="none" svg:stroke-color="#000000" draw:fill="none" draw:fill-color="#ffffff" fo:min-height="0.29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97cm"/>
      <style:paragraph-properties style:writing-mode="lr-tb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7cm" fo:min-width="1.657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8cm" fo:min-width="1.657cm"/>
      <style:paragraph-properties style:writing-mode="lr-tb"/>
    </style:style>
    <style:style style:name="gr3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889cm" fo:min-width="1.6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90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2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43" style:family="graphic" style:parent-style-name="objectwithoutfill">
      <style:graphic-properties svg:stroke-color="#000000" draw:fill="solid" draw:textarea-vertical-align="middle"/>
    </style:style>
    <style:style style:name="gr44" style:family="graphic" style:parent-style-name="objectwithoutfill">
      <style:graphic-properties svg:stroke-color="#000000" draw:marker-end="Arrowheads_20_5" draw:marker-end-width="0.3cm" draw:fill="solid" draw:textarea-vertical-align="middle"/>
    </style:style>
    <style:style style:name="gr45" style:family="graphic" style:parent-style-name="objectwithoutfill">
      <style:graphic-properties svg:stroke-color="#000000" draw:marker-end="Arrowheads_20_9" draw:marker-end-width="0.3cm" draw:fill="solid" draw:textarea-vertical-align="middle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8cm" fo:min-width="1.656cm"/>
      <style:paragraph-properties style:writing-mode="lr-tb"/>
    </style:style>
    <style:style style:name="P1" style:family="paragraph">
      <loext:graphic-properties draw:fill-color="#ffde59" draw:opacity="0%"/>
      <style:paragraph-properties fo:text-align="center" style:writing-mode="lr-tb"/>
      <style:text-properties style:font-name="Arial" fo:font-size="6pt" style:font-size-asian="16pt" style:font-size-complex="16pt"/>
    </style:style>
    <style:style style:name="P2" style:family="paragraph">
      <loext:graphic-properties draw:fill="solid" draw:fill-color="#e16173" draw:fill-hatch-solid="false" draw:opacity="0%"/>
      <style:paragraph-properties fo:text-align="center" style:writing-mode="lr-tb"/>
      <style:text-properties style:font-name="Arial" fo:font-size="6pt" style:font-size-asian="16pt" style:font-size-complex="16pt"/>
    </style:style>
    <style:style style:name="P3" style:family="paragraph">
      <style:paragraph-properties fo:text-align="center" style:writing-mode="lr-tb"/>
      <style:text-properties style:font-name="Arial" fo:font-size="6pt" fo:font-style="italic" style:font-size-asian="16pt" style:font-style-asian="normal" style:font-size-complex="16pt" style:font-style-complex="normal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Arial" fo:font-size="6pt" fo:font-style="italic" style:font-size-asian="16pt" style:font-style-asian="normal" style:font-size-complex="16pt" style:font-style-complex="normal"/>
    </style:style>
    <style:style style:name="P5" style:family="paragraph">
      <style:paragraph-properties fo:text-align="center" style:writing-mode="lr-tb"/>
      <style:text-properties style:font-name="Arial" fo:font-size="6pt" fo:font-style="italic" style:font-size-asian="11pt" style:font-style-asian="normal" style:font-size-complex="11pt" style:font-style-complex="normal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6pt" fo:font-style="italic" style:font-size-asian="11pt" style:font-style-asian="normal" style:font-size-complex="11pt" style:font-style-complex="normal"/>
    </style:style>
    <style:style style:name="P7" style:family="paragraph">
      <loext:graphic-properties draw:fill="solid"/>
      <style:paragraph-properties fo:text-align="center" style:writing-mode="lr-tb"/>
      <style:text-properties style:font-name="Arial" fo:font-size="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style:font-name="Arial" fo:font-size="7pt" style:font-size-asian="16pt" style:font-size-complex="16pt"/>
    </style:style>
    <style:style style:name="P10" style:family="paragraph">
      <loext:graphic-properties draw:fill="solid" draw:fill-color="#000000"/>
      <style:paragraph-properties fo:text-align="center" style:writing-mode="lr-tb"/>
      <style:text-properties style:font-name="Arial" fo:font-size="6pt" style:font-size-asian="16pt" style:font-size-complex="16pt"/>
    </style:style>
    <style:style style:name="P11" style:family="paragraph">
      <style:paragraph-properties fo:text-align="center" style:writing-mode="lr-tb"/>
      <style:text-properties style:font-name="Arial" fo:font-size="6pt" style:font-size-asian="16pt" style:font-size-complex="16pt"/>
    </style:style>
    <style:style style:name="P12" style:family="paragraph">
      <loext:graphic-properties draw:fill-color="#ffffff"/>
      <style:paragraph-properties fo:text-align="center" style:writing-mode="lr-tb"/>
      <style:text-properties style:font-name="Arial" fo:font-size="6pt" style:font-size-asian="16pt" style:font-size-complex="16pt"/>
    </style:style>
    <style:style style:name="P13" style:family="paragraph">
      <loext:graphic-properties draw:fill-color="#000000"/>
      <style:paragraph-properties fo:text-align="center" style:writing-mode="lr-tb"/>
      <style:text-properties style:font-name="Arial" fo:font-size="6pt" style:font-size-asian="16pt" style:font-size-complex="16pt"/>
    </style:style>
    <style:style style:name="P14" style:family="paragraph">
      <style:paragraph-properties style:writing-mode="lr-tb"/>
      <style:text-properties style:font-name="Arial" fo:font-size="6pt" style:font-size-asian="16pt" style:font-size-complex="16pt"/>
    </style:style>
    <style:style style:name="P15" style:family="paragraph">
      <style:paragraph-properties fo:text-align="center" style:writing-mode="lr-tb"/>
      <style:text-properties style:font-name="Arial" fo:font-size="7pt" fo:font-style="italic" style:font-size-asian="7pt" style:font-style-asian="normal" style:font-size-complex="7pt" style:font-style-complex="normal"/>
    </style:style>
    <style:style style:name="P16" style:family="paragraph">
      <loext:graphic-properties draw:fill="solid" draw:fill-color="#ffffff"/>
      <style:paragraph-properties fo:text-align="center" style:writing-mode="lr-tb"/>
      <style:text-properties style:font-name="Arial" fo:font-size="7pt" fo:font-style="italic" style:font-size-asian="7pt" style:font-style-asian="normal" style:font-size-complex="7pt" style:font-style-complex="normal"/>
    </style:style>
    <style:style style:name="P17" style:family="paragraph">
      <loext:graphic-properties draw:fill-color="#ffffff"/>
      <style:paragraph-properties fo:text-align="center" style:writing-mode="lr-tb"/>
      <style:text-properties style:font-name="Arial" fo:font-size="7pt" fo:font-style="italic" style:font-size-asian="7pt" style:font-style-asian="normal" style:font-size-complex="7pt" style:font-style-complex="normal"/>
    </style:style>
    <style:style style:name="P18" style:family="paragraph">
      <style:paragraph-properties fo:text-align="center" style:writing-mode="lr-tb"/>
      <style:text-properties style:font-name="Arial" fo:font-size="6pt" style:font-size-asian="6pt" style:font-size-complex="6pt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 fo:font-size="6pt" style:font-size-asian="6pt" style:font-size-complex="6pt"/>
    </style:style>
    <style:style style:name="P20" style:family="paragraph">
      <loext:graphic-properties draw:fill="solid"/>
      <style:paragraph-properties fo:text-align="center"/>
      <style:text-properties fo:font-size="11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style:font-name="Arial" fo:font-size="7pt" fo:font-style="italic" style:font-style-asian="normal" style:font-style-complex="normal"/>
    </style:style>
    <style:style style:name="P24" style:family="paragraph">
      <loext:graphic-properties draw:fill="solid" draw:fill-color="#ffffff"/>
      <style:paragraph-properties fo:text-align="center" style:writing-mode="lr-tb"/>
      <style:text-properties style:font-name="Arial" fo:font-size="7pt" fo:font-style="italic" style:font-style-asian="normal" style:font-style-complex="normal"/>
    </style:style>
    <style:style style:name="P25" style:family="paragraph">
      <style:paragraph-properties fo:text-align="center" style:writing-mode="lr-tb"/>
      <style:text-properties style:font-name="Arial" fo:font-size="7pt" fo:font-style="italic" style:font-size-asian="12pt" style:font-style-asian="normal" style:font-size-complex="12pt" style:font-style-complex="normal"/>
    </style:style>
    <style:style style:name="P26" style:family="paragraph">
      <loext:graphic-properties draw:fill-color="#ffffff"/>
      <style:paragraph-properties fo:text-align="center" style:writing-mode="lr-tb"/>
      <style:text-properties style:font-name="Arial" fo:font-size="7pt" fo:font-style="italic" style:font-size-asian="12pt" style:font-style-asian="normal" style:font-size-complex="12pt" style:font-style-complex="normal"/>
    </style:style>
    <style:style style:name="P27" style:family="paragraph">
      <loext:graphic-properties draw:fill="solid"/>
      <style:paragraph-properties fo:text-align="center"/>
      <style:text-properties style:font-name="Arial" fo:font-size="7pt"/>
    </style:style>
    <style:style style:name="P28" style:family="paragraph">
      <loext:graphic-properties draw:fill="none" draw:fill-color="#ffffff"/>
      <style:paragraph-properties style:writing-mode="lr-tb"/>
      <style:text-properties style:font-name="Arial" fo:font-size="7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/>
      <style:paragraph-properties fo:text-align="center" style:writing-mode="lr-tb"/>
      <style:text-properties style:font-name="Arial" fo:font-size="7pt"/>
    </style:style>
    <style:style style:name="P30" style:family="paragraph">
      <loext:graphic-properties draw:fill="none" draw:fill-color="#ffffff"/>
      <style:paragraph-properties style:writing-mode="lr-tb"/>
      <style:text-properties style:font-name="Arial" fo:font-size="7pt"/>
    </style:style>
    <style:style style:name="P31" style:family="paragraph">
      <style:paragraph-properties fo:text-align="center"/>
      <style:text-properties style:font-name="Arial" fo:font-size="7pt"/>
    </style:style>
    <style:style style:name="T1" style:family="text">
      <style:text-properties style:font-name="Arial" fo:font-size="6pt" fo:font-style="normal" style:font-size-asian="16pt" style:font-style-asian="normal" style:font-size-complex="16pt" style:font-style-complex="normal"/>
    </style:style>
    <style:style style:name="T2" style:family="text">
      <style:text-properties style:font-name="Arial" fo:font-size="6pt" fo:font-style="normal" style:font-size-asian="11pt" style:font-style-asian="normal" style:font-size-complex="11pt" style:font-style-complex="normal"/>
    </style:style>
    <style:style style:name="T3" style:family="text">
      <style:text-properties style:font-name="Arial" fo:font-size="6pt" style:font-size-asian="16pt" style:font-size-complex="16pt"/>
    </style:style>
    <style:style style:name="T4" style:family="text">
      <style:text-properties style:font-name="Arial" fo:font-size="9pt" style:font-size-asian="36pt" style:font-size-complex="36pt"/>
    </style:style>
    <style:style style:name="T5" style:family="text">
      <style:text-properties style:font-name="Arial" fo:font-size="7pt" fo:font-style="normal" style:font-size-asian="7pt" style:font-style-asian="normal" style:font-size-complex="7pt" style:font-style-complex="normal"/>
    </style:style>
    <style:style style:name="T6" style:family="text">
      <style:text-properties style:font-name="Arial" fo:font-size="7pt" style:font-size-asian="7pt" style:font-size-complex="7pt"/>
    </style:style>
    <style:style style:name="T7" style:family="text">
      <style:text-properties style:font-name="Arial" fo:font-size="7pt" fo:font-style="normal" style:font-size-asian="18pt" style:font-style-asian="normal" style:font-size-complex="18pt" style:font-style-complex="normal"/>
    </style:style>
    <style:style style:name="T8" style:family="text">
      <style:text-properties style:font-name="Arial" fo:font-size="7pt" fo:font-style="normal" style:font-size-asian="12pt" style:font-style-asian="normal" style:font-size-complex="12pt" style:font-style-complex="normal"/>
    </style:style>
    <style:style style:name="T9" style:family="text">
      <style:text-properties style:font-name="Arial" fo:font-size="7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65cm" svg:height="2.717cm" svg:x="9.29cm" svg:y="1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698cm" svg:height="5.659cm" svg:x="1cm" svg:y="2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2" draw:id="id2" draw:layer="layout" svg:width="1.502cm" svg:height="1.062cm" svg:x="12.092cm" svg:y="1.339cm">
            <text:p text:style-name="P3"><text:span text:style-name="T1">Retrieval</text:span></text:p>
            <text:p text:style-name="P3"><text:span text:style-name="T1">Bi-Encoder </text:span><text:span text:style-name="T1">+</text:span></text:p>
            <text:p text:style-name="P3"><text:span text:style-name="T1">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08cm" svg:height="1.062cm" svg:x="15.104cm" svg:y="1.333cm">
            <text:p text:style-name="P3"><text:span text:style-name="T1">Re-</text:span><text:span text:style-name="T1">Rank</text:span><text:span text:style-name="T1">er</text:span></text:p>
            <text:p text:style-name="P3"><text:span text:style-name="T1">Cros</text:span><text:span text:style-name="T1">s-</text:span><text:span text:style-name="T1">Enco</text:span><text:span text:style-name="T1">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509cm" svg:height="1.062cm" svg:x="18.122cm" svg:y="1.339cm">
            <text:p text:style-name="P3"><text:span text:style-name="T1">Ranked H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" draw:id="id1" draw:layer="layout" svg:width="1.509cm" svg:height="1.062cm" svg:x="18.122cm" svg:y="4.124cm">
            <text:p text:style-name="P3"><text:span text:style-name="T1">Doc./ Query +</text:span></text:p>
            <text:p text:style-name="P3"><text:span text:style-name="T1">Filters +</text:span></text:p>
            <text:p text:style-name="P3"><text:span text:style-name="T1">Sample 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5" draw:id="id5" draw:layer="layout" svg:width="1.51cm" svg:height="1.51cm" svg:x="9.065cm" svg:y="3.898cm">
            <text:p text:style-name="P5"><text:span text:style-name="T2">Document</text:span></text:p>
            <text:p text:style-name="P5"><text:span text:style-name="T2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7" draw:text-style-name="P7" draw:layer="layout" svg:x1="13.594cm" svg:y1="1.867cm" svg:x2="15.103cm" svg:y2="1.867cm">
            <text:p/>
          </draw:line>
          <draw:line draw:style-name="gr7" draw:text-style-name="P7" draw:layer="layout" svg:x1="16.613cm" svg:y1="1.869cm" svg:x2="18.122cm" svg:y2="1.869cm">
            <text:p/>
          </draw:line>
          <draw:connector draw:style-name="gr8" draw:text-style-name="P7" draw:layer="layout" draw:type="lines" draw:line-skew="0cm 0.722cm" svg:x1="18.876cm" svg:y1="4.124cm" svg:x2="12.843cm" svg:y2="2.401cm" draw:start-shape="id1" draw:start-glue-point="0" draw:end-shape="id2" draw:end-glue-point="2" svg:d="M18876 4124v-501l-6033 1v-1223" svg:viewBox="0 0 6034 1724">
            <text:p/>
          </draw:connector>
          <draw:frame draw:style-name="gr9" draw:text-style-name="P8" draw:layer="layout" svg:width="2.063cm" svg:height="0.589cm" svg:x="12.839cm" svg:y="2.777cm">
            <draw:text-box>
              <text:p><text:span text:style-name="T3">Doc./ Query</text:span></text:p>
            </draw:text-box>
          </draw:frame>
          <draw:custom-shape draw:style-name="gr5" draw:text-style-name="P4" xml:id="id3" draw:id="id3" draw:layer="layout" svg:width="1.509cm" svg:height="1.062cm" svg:x="14.093cm" svg:y="5.702cm">
            <text:p text:style-name="P3"><text:span text:style-name="T1">SBERT</text:span></text:p>
            <text:p text:style-name="P3"><text:span text:style-name="T1">Embedding</text:span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6" draw:id="id6" draw:layer="layout" svg:width="1.509cm" svg:height="1.062cm" svg:x="18.122cm" svg:y="7.679cm">
            <text:p text:style-name="P3"><text:span text:style-name="T1">Interactive</text:span></text:p>
            <text:p text:style-name="P3"><text:span text:style-name="T1">Scatter </text:span><text:span text:style-name="T1">Pl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9" draw:layer="layout" svg:width="2.552cm" svg:height="0.552cm" svg:x="10.782cm" svg:y="4.2cm">
            <draw:text-box>
              <text:p><text:span text:style-name="T3">Filters + Sample Size</text:span></text:p>
            </draw:text-box>
          </draw:frame>
          <draw:custom-shape draw:style-name="gr5" draw:text-style-name="P4" xml:id="id4" draw:id="id4" draw:layer="layout" svg:width="1.509cm" svg:height="1.062cm" svg:x="14.093cm" svg:y="7.679cm">
            <text:p text:style-name="P3"><text:span text:style-name="T1">UMAP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7" draw:layer="layout" draw:type="line" svg:x1="14.847cm" svg:y1="6.764cm" svg:x2="14.847cm" svg:y2="7.679cm" draw:start-shape="id3" draw:start-glue-point="2" draw:end-shape="id4" draw:end-glue-point="0" svg:d="M14847 6764v915" svg:viewBox="0 0 1 916">
            <text:p/>
          </draw:connector>
          <draw:custom-shape draw:style-name="gr12" draw:text-style-name="P4" xml:id="id7" draw:id="id7" draw:layer="layout" svg:width="1.51cm" svg:height="1.062cm" svg:x="12.607cm" svg:y="7.679cm">
            <text:p text:style-name="P3"><text:span text:style-name="T1">BERTopic</text:span></text:p>
            <text:p text:style-name="P3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10" draw:layer="layout" draw:line-skew="-0.763cm" svg:x1="9.82cm" svg:y1="3.898cm" svg:x2="12.084cm" svg:y2="1.86cm" draw:start-shape="id5" draw:start-glue-point="5" svg:d="M9820 3898v-2032h2264v-6" svg:viewBox="0 0 2265 2039">
            <text:p/>
          </draw:connector>
          <draw:connector draw:style-name="gr14" draw:text-style-name="P7" draw:layer="layout" draw:type="line" svg:x1="15.602cm" svg:y1="8.21cm" svg:x2="18.122cm" svg:y2="8.21cm" draw:start-shape="id4" draw:start-glue-point="1" draw:end-shape="id6" draw:end-glue-point="3" svg:d="M15602 8210h2520" svg:viewBox="0 0 2521 1">
            <text:p/>
          </draw:connector>
          <draw:connector draw:style-name="gr14" draw:text-style-name="P7" draw:layer="layout" svg:x1="9.82cm" svg:y1="5.408cm" svg:x2="12.607cm" svg:y2="8.21cm" draw:start-shape="id5" draw:start-glue-point="7" draw:end-shape="id7" draw:end-glue-point="3" svg:d="M9820 5408v2802h2787" svg:viewBox="0 0 2788 2803">
            <text:p/>
          </draw:connector>
          <draw:custom-shape draw:style-name="gr12" draw:text-style-name="P4" xml:id="id9" draw:id="id9" draw:layer="layout" svg:width="1.51cm" svg:height="1.062cm" svg:x="1.151cm" svg:y="4.117cm">
            <text:p text:style-name="P3"><text:span text:style-name="T1">Pre-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xml:id="id8" draw:id="id8" draw:layer="layout" svg:width="1.508cm" svg:height="1.509cm" svg:x="1.147cm" svg:y="6.345cm">
            <text:p text:style-name="P11"><text:span text:style-name="T3">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14" draw:text-style-name="P7" draw:layer="layout" draw:type="line" svg:x1="1.901cm" svg:y1="6.345cm" svg:x2="1.906cm" svg:y2="5.179cm" draw:start-shape="id8" draw:start-glue-point="4" draw:end-shape="id9" draw:end-glue-point="2" svg:d="M1901 6345l5-1166" svg:viewBox="0 0 6 1167">
            <text:p/>
          </draw:connector>
          <draw:frame draw:style-name="gr16" draw:text-style-name="P8" draw:layer="layout" svg:width="1.585cm" svg:height="0.897cm" svg:x="16.007cm" svg:y="6.31cm">
            <draw:text-box>
              <text:p><text:span text:style-name="T3">Doc./ Query</text:span></text:p>
            </draw:text-box>
          </draw:frame>
          <draw:frame draw:style-name="gr17" draw:text-style-name="P8" draw:layer="layout" svg:width="1.887cm" svg:height="0.963cm" svg:x="6.378cm" svg:y="7.027cm">
            <draw:text-box>
              <text:p><text:span text:style-name="T4">Indexing Pipeline</text:span></text:p>
            </draw:text-box>
          </draw:frame>
          <draw:frame draw:style-name="gr17" draw:text-style-name="P8" draw:layer="layout" svg:width="1.886cm" svg:height="0.963cm" svg:x="18.121cm" svg:y="2.615cm">
            <draw:text-box>
              <text:p><text:span text:style-name="T4">Query Pipeline</text:span></text:p>
            </draw:text-box>
          </draw:frame>
          <draw:frame draw:style-name="gr17" draw:text-style-name="P9" draw:layer="layout" svg:width="2.314cm" svg:height="0.963cm" svg:x="17.667cm" svg:y="6.422cm">
            <draw:text-box>
              <text:p><text:span text:style-name="T4">Visualization Pipeline</text:span></text:p>
            </draw:text-box>
          </draw:frame>
          <draw:connector draw:style-name="gr18" draw:text-style-name="P11" draw:layer="layout" svg:x1="18.876cm" svg:y1="5.186cm" svg:x2="15.602cm" svg:y2="6.233cm" draw:start-shape="id1" draw:start-glue-point="2" draw:end-shape="id3" draw:end-glue-point="1" svg:d="M18876 5186v1047h-3274" svg:viewBox="0 0 3275 1048">
            <text:p/>
          </draw:connector>
          <draw:custom-shape draw:style-name="gr19" draw:text-style-name="P1" draw:layer="layout" svg:width="10.635cm" svg:height="3.485cm" svg:x="9.29cm" svg:y="5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10" draw:layer="layout" draw:type="line" svg:x1="18.122cm" svg:y1="4.655cm" svg:x2="10.575cm" svg:y2="4.653cm" draw:start-shape="id1" draw:start-glue-point="3" draw:end-shape="id5" draw:end-glue-point="8" svg:d="M18122 4655l-7547-2" svg:viewBox="0 0 7548 3">
            <text:p/>
          </draw:connector>
          <draw:custom-shape draw:style-name="gr21" draw:text-style-name="P4" xml:id="id11" draw:id="id11" draw:layer="layout" svg:width="1.51cm" svg:height="1.063cm" svg:x="6.58cm" svg:y="3.066cm">
            <text:p text:style-name="P3"><text:span text:style-name="T1">UMAP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xml:id="id13" draw:id="id13" draw:layer="layout" svg:x1="4.881cm" svg:y1="4.661cm" svg:x2="9.062cm" svg:y2="4.663cm">
            <draw:glue-point draw:id="4" svg:x="3.538cm" svg:y="43.333cm"/>
            <text:p/>
          </draw:line>
          <draw:custom-shape draw:style-name="gr5" draw:text-style-name="P4" xml:id="id10" draw:id="id10" draw:layer="layout" svg:width="1.509cm" svg:height="1.062cm" svg:x="4.085cm" svg:y="4.117cm">
            <text:p text:style-name="P3"><text:span text:style-name="T1">SBERT</text:span></text:p>
            <text:p text:style-name="P3"><text:span text:style-name="T1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xml:id="id12" draw:id="id12" draw:layer="layout" svg:width="1.51cm" svg:height="1.062cm" svg:x="6.58cm" svg:y="5.187cm">
            <text:p text:style-name="P3"><text:span text:style-name="T1">BERTopic</text:span></text:p>
            <text:p text:style-name="P3"><text:span text:style-name="T1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13" draw:layer="layout" svg:x1="4.839cm" svg:y1="4.117cm" svg:x2="6.58cm" svg:y2="3.597cm" draw:start-shape="id10" draw:start-glue-point="0" draw:end-shape="id11" draw:end-glue-point="3" svg:d="M4839 4117v-520h1741" svg:viewBox="0 0 1742 521">
            <text:p/>
          </draw:connector>
          <draw:connector draw:style-name="gr18" draw:text-style-name="P11" draw:layer="layout" svg:x1="4.839cm" svg:y1="5.179cm" svg:x2="6.58cm" svg:y2="5.718cm" draw:start-shape="id10" draw:start-glue-point="2" draw:end-shape="id12" draw:end-glue-point="3" svg:d="M4839 5179v539h1741" svg:viewBox="0 0 1742 540">
            <text:p/>
          </draw:connector>
          <draw:connector draw:style-name="gr23" draw:text-style-name="P11" draw:layer="layout" svg:x1="8.45cm" svg:y1="4.663cm" svg:x2="8.09cm" svg:y2="5.718cm" draw:start-shape="id13" draw:start-glue-point="4" draw:end-shape="id12" draw:end-glue-point="1" svg:d="M8450 4663v1055h-360" svg:viewBox="0 0 361 1056">
            <text:p/>
          </draw:connector>
          <draw:connector draw:style-name="gr24" draw:text-style-name="P14" draw:layer="layout" draw:line-skew="-1.113cm -1.178cm" svg:x1="8.09cm" svg:y1="3.597cm" svg:x2="8.45cm" svg:y2="4.663cm" draw:start-shape="id11" draw:start-glue-point="1" draw:end-shape="id13" draw:end-glue-point="4" svg:d="M8090 3597h359v538h1v528" svg:viewBox="0 0 361 1067">
            <text:p/>
          </draw:connector>
          <draw:connector draw:style-name="gr25" draw:text-style-name="P7" draw:layer="layout" draw:type="lines" svg:x1="2.661cm" svg:y1="4.648cm" svg:x2="4.085cm" svg:y2="4.648cm" draw:start-shape="id9" draw:start-glue-point="1" draw:end-shape="id10" draw:end-glue-point="3" svg:d="M2661 4648h501 421 502" svg:viewBox="0 0 1425 1">
            <text:p/>
          </draw:connector>
        </draw:g>
      </draw:page>
      <draw:page draw:name="Indexing Pipeline" draw:style-name="dp2" draw:master-page-name="Default">
        <draw:g>
          <draw:custom-shape draw:style-name="gr26" draw:text-style-name="P16" draw:layer="layout" svg:width="1.596cm" svg:height="1.123cm" svg:x="4.192cm" svg:y="3.722cm">
            <text:p text:style-name="P15"><text:span text:style-name="T5">Pre-process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xml:id="id17" draw:id="id17" draw:layer="layout" svg:width="1.596cm" svg:height="1.596cm" svg:x="13.404cm" svg:y="3.489cm">
            <text:p text:style-name="P15"><text:span text:style-name="T5">Document</text:span></text:p>
            <text:p text:style-name="P15"><text:span text:style-name="T5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6" draw:text-style-name="P16" xml:id="id15" draw:id="id15" draw:layer="layout" svg:width="1.596cm" svg:height="1.123cm" svg:x="10.401cm" svg:y="2.6cm">
            <text:p text:style-name="P15"><text:span text:style-name="T5">UMAP</text:span></text:p>
            <text:p text:style-name="P15"><text:span text:style-name="T5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1.596cm" svg:height="1.596cm" svg:x="1cm" svg:y="3.489cm">
            <text:p text:style-name="P18"><text:span text:style-name="T6">Documents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7" draw:text-style-name="P20" draw:layer="layout" svg:x1="2.596cm" svg:y1="4.287cm" svg:x2="4.192cm" svg:y2="4.287cm">
            <text:p/>
          </draw:line>
          <draw:line draw:style-name="gr7" draw:text-style-name="P20" draw:layer="layout" svg:x1="5.788cm" svg:y1="4.287cm" svg:x2="7.384cm" svg:y2="4.287cm">
            <text:p/>
          </draw:line>
          <draw:line draw:style-name="gr7" draw:text-style-name="P20" draw:layer="layout" svg:x1="8.98cm" svg:y1="4.287cm" svg:x2="13.401cm" svg:y2="4.289cm">
            <text:p/>
          </draw:line>
          <draw:custom-shape draw:style-name="gr26" draw:text-style-name="P16" xml:id="id14" draw:id="id14" draw:layer="layout" svg:width="1.596cm" svg:height="1.123cm" svg:x="7.384cm" svg:y="3.711cm">
            <text:p text:style-name="P15"><text:span text:style-name="T5">SBERT</text:span></text:p>
            <text:p text:style-name="P15"><text:span text:style-name="T5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xml:id="id16" draw:id="id16" draw:layer="layout" svg:width="1.596cm" svg:height="1.123cm" svg:x="10.401cm" svg:y="4.842cm">
            <text:p text:style-name="P15"><text:span text:style-name="T5">BERTopic</text:span></text:p>
            <text:p text:style-name="P15"><text:span text:style-name="T5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21" draw:layer="layout" svg:x1="8.182cm" svg:y1="3.711cm" svg:x2="10.401cm" svg:y2="3.161cm" draw:start-shape="id14" draw:start-glue-point="0" draw:end-shape="id15" draw:end-glue-point="3" svg:d="M8182 3711v-550h2219" svg:viewBox="0 0 2220 551">
            <text:p/>
          </draw:connector>
          <draw:connector draw:style-name="gr18" draw:text-style-name="P22" draw:layer="layout" svg:x1="8.182cm" svg:y1="4.834cm" svg:x2="10.401cm" svg:y2="5.403cm" draw:start-shape="id14" draw:start-glue-point="2" draw:end-shape="id16" draw:end-glue-point="3" svg:d="M8182 4834v569h2219" svg:viewBox="0 0 2220 570">
            <text:p/>
          </draw:connector>
          <draw:connector draw:style-name="gr18" draw:text-style-name="P22" draw:layer="layout" draw:line-skew="0cm 0.172cm" svg:x1="11.997cm" svg:y1="3.161cm" svg:x2="14.202cm" svg:y2="3.489cm" draw:start-shape="id15" draw:start-glue-point="1" draw:end-shape="id17" draw:end-glue-point="5" svg:d="M11997 3161h704v-1h1501v329" svg:viewBox="0 0 2206 330">
            <text:p/>
          </draw:connector>
          <draw:connector draw:style-name="gr18" draw:text-style-name="P22" draw:layer="layout" draw:line-skew="0cm -0.184cm" svg:x1="11.997cm" svg:y1="5.403cm" svg:x2="14.202cm" svg:y2="5.085cm" draw:start-shape="id16" draw:start-glue-point="1" draw:end-shape="id17" draw:end-glue-point="7" svg:d="M11997 5403h704 1501v-318" svg:viewBox="0 0 2206 319">
            <text:p/>
          </draw:connector>
        </draw:g>
      </draw:page>
      <draw:page draw:name="Query Pipeline" draw:style-name="dp2" draw:master-page-name="Default">
        <draw:g>
          <draw:custom-shape draw:style-name="gr29" draw:text-style-name="P24" xml:id="id19" draw:id="id19" draw:layer="layout" svg:width="1.986cm" svg:height="1.405cm" svg:x="5.012cm" svg:y="2.502cm">
            <text:p text:style-name="P23"><text:span text:style-name="T7">Retrieval</text:span></text:p>
            <text:p text:style-name="P23"><text:span text:style-name="T7">Bi-Encoder +</text:span></text:p>
            <text:p text:style-name="P23"><text:span text:style-name="T7">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draw:layer="layout" svg:width="1.997cm" svg:height="1.405cm" svg:x="8.995cm" svg:y="2.495cm">
            <text:p text:style-name="P23"><text:span text:style-name="T7">Re-Ranker</text:span></text:p>
            <text:p text:style-name="P23"><text:span text:style-name="T7">Cross-En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draw:layer="layout" svg:width="1.997cm" svg:height="1.405cm" svg:x="12.989cm" svg:y="2.502cm">
            <text:p text:style-name="P23"><text:span text:style-name="T7">Ranked Hi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4" xml:id="id18" draw:id="id18" draw:layer="layout" svg:width="1.997cm" svg:height="1.405cm" svg:x="12.989cm" svg:y="4.807cm">
            <text:p text:style-name="P23"><text:span text:style-name="T7">Doc./ Query +</text:span></text:p>
            <text:p text:style-name="P23"><text:span text:style-name="T7">Filt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6" xml:id="id20" draw:id="id20" draw:layer="layout" svg:width="1.997cm" svg:height="1.997cm" svg:x="1.008cm" svg:y="2.203cm">
            <text:p text:style-name="P25"><text:span text:style-name="T8">Document</text:span></text:p>
            <text:p text:style-name="P25"><text:span text:style-name="T8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7" draw:text-style-name="P27" draw:layer="layout" svg:x1="3.005cm" svg:y1="3.204cm" svg:x2="5.002cm" svg:y2="3.204cm">
            <text:p/>
          </draw:line>
          <draw:line draw:style-name="gr7" draw:text-style-name="P27" draw:layer="layout" svg:x1="6.998cm" svg:y1="3.202cm" svg:x2="8.995cm" svg:y2="3.202cm">
            <text:p/>
          </draw:line>
          <draw:line draw:style-name="gr7" draw:text-style-name="P27" draw:layer="layout" svg:x1="10.992cm" svg:y1="3.204cm" svg:x2="12.989cm" svg:y2="3.204cm">
            <text:p/>
          </draw:line>
          <draw:connector draw:style-name="gr8" draw:text-style-name="P27" draw:layer="layout" draw:type="lines" draw:line-skew="0cm 1.104cm" svg:x1="12.989cm" svg:y1="5.509cm" svg:x2="6.005cm" svg:y2="3.907cm" draw:start-shape="id18" draw:start-glue-point="3" draw:end-shape="id19" draw:end-glue-point="2" svg:d="M12989 5509h-502l-6482 2v-1604" svg:viewBox="0 0 6985 1605">
            <text:p/>
          </draw:connector>
          <draw:line draw:style-name="gr32" draw:text-style-name="P27" draw:layer="layout" svg:x1="11.991cm" svg:y1="2.203cm" svg:x2="11.991cm" svg:y2="6.497cm">
            <text:p/>
          </draw:line>
          <draw:frame draw:style-name="gr33" draw:text-style-name="P28" draw:layer="layout" svg:width="2.474cm" svg:height="0.541cm" svg:x="12.869cm" svg:y="4.1cm">
            <draw:text-box>
              <text:p><text:span text:style-name="T9">User </text:span><text:span text:style-name="T9">Interface</text:span></text:p>
            </draw:text-box>
          </draw:frame>
          <draw:connector draw:style-name="gr8" draw:text-style-name="P29" draw:layer="layout" draw:type="lines" draw:line-skew="0cm 0.809cm" svg:x1="12.932cm" svg:y1="5.51cm" svg:x2="2.007cm" svg:y2="4.2cm" draw:end-shape="id20" draw:end-glue-point="7" svg:d="M12932 5510h-10925v-1310" svg:viewBox="0 0 10926 1311">
            <text:p/>
          </draw:connector>
          <draw:frame draw:style-name="gr33" draw:text-style-name="P30" draw:layer="layout" svg:width="2.097cm" svg:height="0.541cm" svg:x="2.007cm" svg:y="4.561cm">
            <draw:text-box>
              <text:p><text:span text:style-name="T10">Filters</text:span></text:p>
            </draw:text-box>
          </draw:frame>
          <draw:frame draw:style-name="gr34" draw:text-style-name="P30" draw:layer="layout" svg:width="2.567cm" svg:height="1.147cm" svg:x="6cm" svg:y="4.559cm">
            <draw:text-box>
              <text:p><text:span text:style-name="T10">Doc./ Query</text:span></text:p>
            </draw:text-box>
          </draw:frame>
        </draw:g>
      </draw:page>
      <draw:page draw:name="Visualization pipeline" draw:style-name="dp2" draw:master-page-name="Default">
        <draw:g>
          <draw:custom-shape draw:style-name="gr35" draw:text-style-name="P24" xml:id="id22" draw:id="id22" draw:layer="layout" svg:width="2.157cm" svg:height="1.517cm" svg:x="7.448cm" svg:y="4.566cm">
            <text:p text:style-name="P23"><text:span text:style-name="T7">SBERT</text:span></text:p>
            <text:p text:style-name="P23"><text:span text:style-name="T7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4" xml:id="id26" draw:id="id26" draw:layer="layout" svg:width="2.157cm" svg:height="1.518cm" svg:x="12.842cm" svg:y="1.341cm">
            <text:p text:style-name="P23"><text:span text:style-name="T7">Interactive</text:span></text:p>
            <text:p text:style-name="P23"><text:span text:style-name="T7">Scatter Pl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4" xml:id="id21" draw:id="id21" draw:layer="layout" svg:width="2.157cm" svg:height="1.518cm" svg:x="12.842cm" svg:y="4.574cm">
            <text:p text:style-name="P23"><text:span text:style-name="T7">Doc./ Query +</text:span></text:p>
            <text:p text:style-name="P23"><text:span text:style-name="T7">Filters +</text:span></text:p>
            <text:p text:style-name="P23"><text:span text:style-name="T7">Sample 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6" xml:id="id24" draw:id="id24" draw:layer="layout" svg:width="2.157cm" svg:height="2.157cm" svg:x="1.002cm" svg:y="1.017cm">
            <text:p text:style-name="P25"><text:span text:style-name="T8">Document</text:span></text:p>
            <text:p text:style-name="P25"><text:span text:style-name="T8">Stor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7" draw:text-style-name="P27" draw:layer="layout" svg:x1="3.168cm" svg:y1="2.095cm" svg:x2="5.326cm" svg:y2="2.095cm">
            <text:p/>
          </draw:line>
          <draw:line draw:style-name="gr32" draw:text-style-name="P27" draw:layer="layout" svg:x1="11.763cm" svg:y1="1.017cm" svg:x2="11.763cm" svg:y2="7.489cm">
            <text:p/>
          </draw:line>
          <draw:frame draw:style-name="gr38" draw:text-style-name="P28" draw:layer="layout" svg:width="2.673cm" svg:height="1.149cm" svg:x="12.711cm" svg:y="3.492cm">
            <draw:text-box>
              <text:p><text:span text:style-name="T9">User Interface</text:span></text:p>
            </draw:text-box>
          </draw:frame>
          <draw:frame draw:style-name="gr39" draw:text-style-name="P30" draw:layer="layout" svg:width="2.588cm" svg:height="1.15cm" svg:x="2.089cm" svg:y="3.713cm">
            <draw:text-box>
              <text:p><text:span text:style-name="T10">Filters +</text:span></text:p>
              <text:p><text:span text:style-name="T10">Sample Size</text:span></text:p>
            </draw:text-box>
          </draw:frame>
          <draw:frame draw:style-name="gr40" draw:text-style-name="P30" draw:layer="layout" svg:width="2.062cm" svg:height="1.151cm" svg:x="9.605cm" svg:y="4.696cm">
            <draw:text-box>
              <text:p><text:span text:style-name="T10">Doc./ Query</text:span></text:p>
            </draw:text-box>
          </draw:frame>
          <draw:custom-shape draw:style-name="gr41" draw:text-style-name="P31" xml:id="id23" draw:id="id23" draw:layer="layout" svg:width="0.001cm" svg:height="0.001cm" svg:x="13.92cm" svg:y="6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2" draw:text-style-name="P27" draw:layer="layout" draw:type="line" svg:x1="12.842cm" svg:y1="5.333cm" svg:x2="9.605cm" svg:y2="5.324cm" draw:start-shape="id21" draw:start-glue-point="3" draw:end-shape="id22" draw:end-glue-point="1" svg:d="M12842 5333l-3237-9" svg:viewBox="0 0 3238 10">
            <text:p/>
          </draw:connector>
          <draw:connector draw:style-name="gr43" draw:text-style-name="P27" draw:layer="layout" draw:type="line" svg:x1="13.92cm" svg:y1="6.092cm" svg:x2="13.92cm" svg:y2="6.95cm" draw:start-shape="id21" draw:start-glue-point="2" draw:end-shape="id23" draw:end-glue-point="0" svg:d="M13920 6092v858" svg:viewBox="0 0 1 859">
            <text:p/>
          </draw:connector>
          <draw:connector draw:style-name="gr44" draw:text-style-name="P27" draw:layer="layout" draw:type="lines" draw:line-skew="0.502cm 3.274cm" svg:x1="13.92cm" svg:y1="6.95cm" svg:x2="2.081cm" svg:y2="3.174cm" draw:start-shape="id23" draw:start-glue-point="3" draw:end-shape="id24" draw:end-glue-point="7" svg:d="M13920 6950l-11839-1v-3775" svg:viewBox="0 0 11840 3777">
            <text:p/>
          </draw:connector>
          <draw:custom-shape draw:style-name="gr36" draw:text-style-name="P24" xml:id="id25" draw:id="id25" draw:layer="layout" svg:width="2.157cm" svg:height="1.518cm" svg:x="7.448cm" svg:y="1.341cm">
            <text:p text:style-name="P23"><text:span text:style-name="T7">UMAP</text:span></text:p>
            <text:p text:style-name="P23"><text:span text:style-name="T7">Embedd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27" draw:layer="layout" draw:type="line" svg:x1="8.526cm" svg:y1="4.566cm" svg:x2="8.526cm" svg:y2="2.859cm" draw:start-shape="id22" draw:start-glue-point="0" draw:end-shape="id25" draw:end-glue-point="2" svg:d="M8526 4566v-1707" svg:viewBox="0 0 1 1708">
            <text:p/>
          </draw:connector>
          <draw:connector draw:style-name="gr45" draw:text-style-name="P27" draw:layer="layout" draw:type="line" svg:x1="9.605cm" svg:y1="2.1cm" svg:x2="12.842cm" svg:y2="2.1cm" draw:start-shape="id25" draw:start-glue-point="1" draw:end-shape="id26" draw:end-glue-point="3" svg:d="M9605 2100h3237" svg:viewBox="0 0 3238 1">
            <text:p/>
          </draw:connector>
          <draw:custom-shape draw:style-name="gr46" draw:text-style-name="P24" draw:layer="layout" svg:width="2.156cm" svg:height="1.518cm" svg:x="5.326cm" svg:y="1.341cm">
            <text:p text:style-name="P23"><text:span text:style-name="T7">BERTopic</text:span></text:p>
            <text:p text:style-name="P23"><text:span text:style-name="T7">Topi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5" draw:display-name="Arrowheads 15" svg:viewBox="0 0 20 13" svg:d="M0 13l10-13 10 13z"/>
    <draw:marker draw:name="Arrowheads_20_18" draw:display-name="Arrowheads 18" svg:viewBox="0 0 1013 1130" svg:d="M1009 1050l-449-1008-22-30-29-12-34 12-21 26-449 1012-5 13v8l5 21 12 21 17 13 21 4h903l21-4 21-13 9-21 4-21v-8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7" draw:display-name="Arrowheads 7" svg:viewBox="0 0 20 13" svg:d="M0 13l10-13 10 13z"/>
    <draw:marker draw:name="Arrowheads_20_9" draw:display-name="Arrowheads 9" svg:viewBox="0 0 20 13" svg:d="M0 13l10-13 10 13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5T20:27:25.555372964</meta:creation-date>
    <dc:date>2022-06-13T22:18:27.192456584</dc:date>
    <meta:editing-duration>PT8H17M46S</meta:editing-duration>
    <meta:editing-cycles>32</meta:editing-cycles>
    <meta:generator>LibreOffice/7.3.4.2$Linux_X86_64 LibreOffice_project/30$Build-2</meta:generator>
    <meta:document-statistic meta:object-count="87"/>
  </office:meta>
</office:document-meta>
</file>